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4b4" officeooo:paragraph-rsid="000684b4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49:28.379311510</meta:creation-date>
    <dc:date>2017-11-21T10:49:46.964861399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